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3</text:p>
          </table:table-cell>
          <table:table-cell table:style-name="ce9" office:value-type="float" office:value="2022001692" calcext:value-type="float">
            <text:p>2022001692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4</text:p>
          </table:table-cell>
          <table:table-cell table:style-name="ce9" office:value-type="float" office:value="2022001686" calcext:value-type="float">
            <text:p>2022001686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5</text:p>
          </table:table-cell>
          <table:table-cell table:style-name="ce9" office:value-type="float" office:value="2022001692" calcext:value-type="float">
            <text:p>2022001692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17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4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4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4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4">
            <calcext:condition calcext:apply-style-name="background" calcext:value="formula-is(unique([.E2:.E2]))" calcext:base-cell-address="Feuille1.E2"/>
          </calcext:conditional-format>
          <calcext:conditional-format calcext:target-range-address="Feuille1.G2:Feuille1.G21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3:Feuille1.G3" table:on-update-keep-styles="true" table:on-update-keep-size="false" table:orientation="column"/>
        <table:database-range table:name="montantH" table:target-range-address="Feuille1.H3:Feuille1.H3" table:on-update-keep-styles="true" table:on-update-keep-size="false" table:orientation="column"/>
        <table:database-range table:name="__Anonymous_Sheet_DB__0" table:target-range-address="Feuille1.E2:Feuille1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09:54:24.0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11T09:54:48.638000000</dc:date>
    <meta:editing-duration>P1DT12H3M42S</meta:editing-duration>
    <meta:editing-cycles>146</meta:editing-cycles>
    <meta:printed-by>Eric Brivoal</meta:printed-by>
    <meta:print-date>2022-09-21T10:18:20.653000000</meta:print-date>
    <meta:document-statistic meta:table-count="1" meta:cell-count="53" meta:object-count="0"/>
  </office:meta>
</office:document-meta>
</file>